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AADCDDB4E58AEC22.png" manifest:media-type="image/png"/>
  <manifest:file-entry manifest:full-path="Pictures/100000000000078000000406EBB2CC2CC8E30D6B.png" manifest:media-type="image/png"/>
  <manifest:file-entry manifest:full-path="Pictures/10000000000007800000040F3F58230D279A04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7146in" draw:z-index="0"><draw:image xlink:href="Pictures/100000000000078000000406AADCDDB4E58AEC22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6.9252in" svg:height="3.7146in" draw:z-index="1"><draw:image xlink:href="Pictures/100000000000078000000406EBB2CC2CC8E30D6B.png" xlink:type="simple" xlink:show="embed" xlink:actuate="onLoad" loext:mime-type="image/x-vclgraphic"/></draw:frame></text:p>
      <text:p text:style-name="Standard"><draw:frame draw:style-name="fr2" draw:name="Image3" text:anchor-type="paragraph" svg:width="6.9252in" svg:height="3.7472in" draw:z-index="2"><draw:image xlink:href="Pictures/10000000000007800000040F3F58230D279A0404.png" xlink:type="simple" xlink:show="embed" xlink:actuate="onLoad" loext:mime-type="image/x-vclgraphic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7S</meta:editing-duration>
    <meta:editing-cycles>3</meta:editing-cycles>
    <meta:generator>LibreOffice/5.4.4.2$Windows_X86_64 LibreOffice_project/2524958677847fb3bb44820e40380acbe820f960</meta:generator>
    <dc:date>2022-08-23T11:28:31.962000000</dc:date>
    <meta:document-statistic meta:table-count="0" meta:image-count="3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